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00000000B0000000B70A9EE9903C9253B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2.0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1.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1.1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7cm" svg:height="1.651cm" svg:x="5.669cm" svg:y="6.715cm">
          <text:p text:style-name="P1"><text:span text:style-name="T1">system call </text:span></text:p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cm" svg:height="1.651cm" svg:x="3.569cm" svg:y="6.715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1cm" svg:height="1.651cm" svg:x="8.169cm" svg:y="6.715cm">
          <text:p text:style-name="P1"><text:span text:style-name="T1">return 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0.769cm" svg:y="6.715cm">
          <text:p text:style-name="P1"><text:span text:style-name="T1">arg 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4.169cm" svg:y="6.715cm">
          <text:p text:style-name="P1"><text:span text:style-name="T1">arg 5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9cm" svg:height="0.29cm" svg:x="12.714cm" svg:y="7.4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214cm" svg:y="7.4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714cm" svg:y="7.423cm">
          <draw:image xlink:href="Pictures/100002000000000B0000000B70A9EE9903C9253B.gif" xlink:type="simple" xlink:show="embed" xlink:actuate="onLoad" loext:mime-type="image/gif">
            <text:p/>
          </draw:image>
        </draw:frame>
        <draw:line draw:style-name="gr6" draw:text-style-name="P3" draw:layer="layout" svg:x1="3.54cm" svg:y1="5.953cm" svg:x2="8.62cm" svg:y2="5.953cm">
          <text:p/>
        </draw:line>
        <draw:frame draw:style-name="gr7" draw:text-style-name="P4" draw:layer="layout" svg:width="12.319cm" svg:height="0.889cm" svg:x="3.54cm" svg:y="5.572cm">
          <draw:text-box>
            <text:p text:style-name="P3"><text:span text:style-name="T2">64 bytes</text:span></text:p>
          </draw:text-box>
        </draw:frame>
        <draw:line draw:style-name="gr8" draw:text-style-name="P2" draw:layer="layout" svg:x1="10.779cm" svg:y1="5.953cm" svg:x2="15.859cm" svg:y2="5.953cm">
          <text:p/>
        </draw:line>
        <draw:custom-shape draw:style-name="gr1" draw:text-style-name="P1" draw:layer="layout" svg:width="2.57cm" svg:height="1.651cm" svg:x="5.669cm" svg:y="8.315cm">
          <text:p text:style-name="P1"><text:span text:style-name="T1">system call </text:span></text:p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cm" svg:height="1.651cm" svg:x="3.569cm" svg:y="8.315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1cm" svg:height="1.651cm" svg:x="8.169cm" svg:y="8.315cm">
          <text:p text:style-name="P1"><text:span text:style-name="T1">return 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0.769cm" svg:y="8.315cm">
          <text:p text:style-name="P1"><text:span text:style-name="T1">arg 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4.169cm" svg:y="8.315cm">
          <text:p text:style-name="P1"><text:span text:style-name="T1">arg 5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9cm" svg:height="0.29cm" svg:x="12.714cm" svg:y="9.0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214cm" svg:y="9.0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714cm" svg:y="9.0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9.014cm" svg:y="12.2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9.514cm" svg:y="12.2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0.014cm" svg:y="12.223cm">
          <draw:image xlink:href="Pictures/100002000000000B0000000B70A9EE9903C9253B.gif" xlink:type="simple" xlink:show="embed" xlink:actuate="onLoad" loext:mime-type="image/gif">
            <text:p/>
          </draw:image>
        </draw:frame>
        <draw:custom-shape draw:style-name="gr1" draw:text-style-name="P1" draw:layer="layout" svg:width="2.57cm" svg:height="1.651cm" svg:x="5.669cm" svg:y="13.115cm">
          <text:p text:style-name="P1"><text:span text:style-name="T1">system call </text:span></text:p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cm" svg:height="1.651cm" svg:x="3.569cm" svg:y="13.115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1cm" svg:height="1.651cm" svg:x="8.169cm" svg:y="13.115cm">
          <text:p text:style-name="P1"><text:span text:style-name="T1">return 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0.769cm" svg:y="13.115cm">
          <text:p text:style-name="P1"><text:span text:style-name="T1">arg 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4.169cm" svg:y="13.115cm">
          <text:p text:style-name="P1"><text:span text:style-name="T1">arg 5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9cm" svg:height="0.29cm" svg:x="12.714cm" svg:y="13.8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214cm" svg:y="13.8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714cm" svg:y="13.823cm">
          <draw:image xlink:href="Pictures/100002000000000B0000000B70A9EE9903C9253B.gif" xlink:type="simple" xlink:show="embed" xlink:actuate="onLoad" loext:mime-type="image/gif">
            <text:p/>
          </draw:image>
        </draw:frame>
        <draw:line draw:style-name="gr8" draw:text-style-name="P2" draw:layer="layout" svg:x1="2.651cm" svg:y1="9.763cm" svg:x2="2.624cm" svg:y2="5.826cm">
          <text:p/>
        </draw:line>
        <draw:line draw:style-name="gr8" draw:text-style-name="P2" draw:layer="layout" svg:x1="2.651cm" svg:y1="10.779cm" svg:x2="2.643cm" svg:y2="14.843cm">
          <text:p/>
        </draw:line>
        <draw:frame draw:style-name="gr9" draw:text-style-name="P5" draw:layer="layout" svg:width="1.905cm" svg:height="0.725cm" svg:x="1.908cm" svg:y="9.909cm">
          <draw:text-box>
            <text:p><text:span text:style-name="T2">4 KB</text:span></text:p>
          </draw:text-box>
        </draw:frame>
        <draw:custom-shape draw:style-name="gr1" draw:text-style-name="P1" draw:layer="layout" svg:width="2.57cm" svg:height="1.651cm" svg:x="5.669cm" svg:y="9.915cm">
          <text:p text:style-name="P1"><text:span text:style-name="T1">system call </text:span></text:p>
          <text:p text:style-name="P1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cm" svg:height="1.651cm" svg:x="3.569cm" svg:y="9.915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1cm" svg:height="1.651cm" svg:x="8.169cm" svg:y="9.915cm">
          <text:p text:style-name="P1"><text:span text:style-name="T1">return 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0.769cm" svg:y="9.915cm">
          <text:p text:style-name="P1"><text:span text:style-name="T1">arg 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cm" svg:height="1.651cm" svg:x="14.169cm" svg:y="9.915cm">
          <text:p text:style-name="P1"><text:span text:style-name="T1">arg 5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9cm" svg:height="0.29cm" svg:x="12.714cm" svg:y="10.6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214cm" svg:y="10.623cm">
          <draw:image xlink:href="Pictures/100002000000000B0000000B70A9EE9903C9253B.gif" xlink:type="simple" xlink:show="embed" xlink:actuate="onLoad" loext:mime-type="image/gif">
            <text:p/>
          </draw:image>
        </draw:frame>
        <draw:frame draw:style-name="gr5" draw:text-style-name="P2" draw:layer="layout" svg:width="0.29cm" svg:height="0.29cm" svg:x="13.714cm" svg:y="10.623cm">
          <draw:image xlink:href="Pictures/100002000000000B0000000B70A9EE9903C9253B.gif" xlink:type="simple" xlink:show="embed" xlink:actuate="onLoad" loext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4.5.2$Linux_X86_64 LibreOffice_project/40$Build-2</meta:generator>
    <dc:date>2020-07-07T14:52:09.492031627</dc:date>
    <meta:editing-duration>PT1H33M57S</meta:editing-duration>
    <meta:editing-cycles>11</meta:editing-cycles>
    <meta:document-statistic meta:object-count="41"/>
  </office:meta>
</office:document-meta>
</file>